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3257in"/>
    </style:style>
    <style:style style:name="P1" style:family="paragraph" style:parent-style-name="Standard">
      <style:paragraph-properties fo:line-height="200%"/>
      <style:text-properties officeooo:rsid="001b985b" officeooo:paragraph-rsid="001b985b"/>
    </style:style>
    <style:style style:name="P2" style:family="paragraph" style:parent-style-name="Standard">
      <style:paragraph-properties fo:line-height="200%" fo:text-align="center" style:justify-single-word="false"/>
      <style:text-properties officeooo:rsid="001b985b" officeooo:paragraph-rsid="001b985b"/>
    </style:style>
    <style:style style:name="P3" style:family="paragraph" style:parent-style-name="Standard">
      <style:paragraph-properties fo:line-height="200%" fo:text-align="start" style:justify-single-word="false"/>
      <style:text-properties officeooo:rsid="001b985b" officeooo:paragraph-rsid="001b985b"/>
    </style:style>
    <style:style style:name="P4" style:family="paragraph" style:parent-style-name="Standard">
      <style:paragraph-properties fo:line-height="200%" fo:text-align="start" style:justify-single-word="false"/>
      <style:text-properties officeooo:rsid="001c2a59" officeooo:paragraph-rsid="001c2a59"/>
    </style:style>
    <style:style style:name="P5" style:family="paragraph" style:parent-style-name="Standard">
      <style:paragraph-properties fo:line-height="200%" fo:text-align="start" style:justify-single-word="false"/>
      <style:text-properties officeooo:rsid="001c2a59" officeooo:paragraph-rsid="00239f02"/>
    </style:style>
    <style:style style:name="P6" style:family="paragraph" style:parent-style-name="Standard">
      <style:paragraph-properties fo:line-height="200%" fo:text-align="start" style:justify-single-word="false"/>
      <style:text-properties officeooo:rsid="0021eb03" officeooo:paragraph-rsid="001b985b"/>
    </style:style>
    <style:style style:name="P7" style:family="paragraph" style:parent-style-name="Standard">
      <style:paragraph-properties fo:line-height="200%" fo:text-align="start" style:justify-single-word="false"/>
      <style:text-properties officeooo:rsid="0021eb03" officeooo:paragraph-rsid="0021eb03"/>
    </style:style>
    <style:style style:name="P8" style:family="paragraph" style:parent-style-name="Standard">
      <style:paragraph-properties fo:line-height="200%" fo:text-align="start" style:justify-single-word="false"/>
      <style:text-properties officeooo:rsid="0022a6cd" officeooo:paragraph-rsid="0022a6cd"/>
    </style:style>
    <style:style style:name="P9" style:family="paragraph" style:parent-style-name="Standard">
      <style:paragraph-properties fo:line-height="200%" fo:text-align="start" style:justify-single-word="false"/>
      <style:text-properties officeooo:rsid="00239f02" officeooo:paragraph-rsid="00239f02"/>
    </style:style>
    <style:style style:name="P10" style:family="paragraph" style:parent-style-name="Standard">
      <style:paragraph-properties fo:line-height="200%" fo:text-align="start" style:justify-single-word="false"/>
      <style:text-properties fo:font-size="10pt" officeooo:rsid="001c2a59" officeooo:paragraph-rsid="00239f02" style:font-size-asian="10pt" style:font-size-complex="10pt"/>
    </style:style>
    <style:style style:name="P11" style:family="paragraph" style:parent-style-name="Standard">
      <style:paragraph-properties fo:line-height="200%" fo:text-align="start" style:justify-single-word="false"/>
      <style:text-properties fo:font-size="10pt" officeooo:rsid="001f1562" officeooo:paragraph-rsid="00239f02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officeooo:rsid="001b985b" officeooo:paragraph-rsid="001b985b"/>
    </style:style>
    <style:style style:name="P13" style:family="paragraph" style:parent-style-name="Table_20_Contents">
      <style:paragraph-properties fo:text-align="start" style:justify-single-word="false"/>
      <style:text-properties officeooo:rsid="001c2a59" officeooo:paragraph-rsid="001c2a59"/>
    </style:style>
    <style:style style:name="P14" style:family="paragraph" style:parent-style-name="Table_20_Contents">
      <style:paragraph-properties fo:text-align="start" style:justify-single-word="false"/>
      <style:text-properties officeooo:rsid="001cac0e" officeooo:paragraph-rsid="001cac0e"/>
    </style:style>
    <style:style style:name="P15" style:family="paragraph" style:parent-style-name="Table_20_Contents">
      <style:paragraph-properties fo:text-align="start" style:justify-single-word="false"/>
      <style:text-properties officeooo:rsid="001d2280" officeooo:paragraph-rsid="001d2280"/>
    </style:style>
    <style:style style:name="P16" style:family="paragraph" style:parent-style-name="Table_20_Contents">
      <style:paragraph-properties fo:text-align="start" style:justify-single-word="false"/>
      <style:text-properties officeooo:rsid="001f1562" officeooo:paragraph-rsid="001f1562"/>
    </style:style>
    <style:style style:name="P17" style:family="paragraph" style:parent-style-name="Table_20_Contents">
      <style:paragraph-properties fo:text-align="start" style:justify-single-word="false"/>
      <style:text-properties officeooo:rsid="00208103" officeooo:paragraph-rsid="00208103"/>
    </style:style>
    <style:style style:name="P18" style:family="paragraph" style:parent-style-name="Table_20_Contents">
      <style:paragraph-properties fo:text-align="start" style:justify-single-word="false"/>
      <style:text-properties officeooo:rsid="0021eb03" officeooo:paragraph-rsid="0021eb03"/>
    </style:style>
    <style:style style:name="P19" style:family="paragraph" style:parent-style-name="Table_20_Contents">
      <style:paragraph-properties fo:text-align="start" style:justify-single-word="false"/>
      <style:text-properties officeooo:rsid="0022c77b" officeooo:paragraph-rsid="0022c77b"/>
    </style:style>
    <style:style style:name="P20" style:family="paragraph" style:parent-style-name="Standard">
      <style:paragraph-properties fo:line-height="200%" fo:text-align="start" style:justify-single-word="false"/>
      <style:text-properties officeooo:rsid="001b985b" officeooo:paragraph-rsid="001b985b"/>
    </style:style>
    <style:style style:name="P21" style:family="paragraph" style:parent-style-name="Standard">
      <style:paragraph-properties fo:line-height="200%" fo:text-align="start" style:justify-single-word="false"/>
      <style:text-properties officeooo:rsid="0024d8e6" officeooo:paragraph-rsid="0024d8e6"/>
    </style:style>
    <style:style style:name="P22" style:family="paragraph" style:parent-style-name="Standard">
      <style:paragraph-properties fo:line-height="200%" fo:text-align="start" style:justify-single-word="false"/>
      <style:text-properties officeooo:rsid="0025c112" officeooo:paragraph-rsid="0025c112"/>
    </style:style>
    <style:style style:name="P23" style:family="paragraph" style:parent-style-name="Standard">
      <style:paragraph-properties fo:line-height="200%" fo:text-align="start" style:justify-single-word="false"/>
      <style:text-properties officeooo:rsid="001c2a59" officeooo:paragraph-rsid="00239f02"/>
    </style:style>
    <style:style style:name="P24" style:family="paragraph" style:parent-style-name="Standard">
      <style:paragraph-properties fo:line-height="200%" fo:text-align="start" style:justify-single-word="false"/>
      <style:text-properties officeooo:rsid="0027927e" officeooo:paragraph-rsid="0027927e"/>
    </style:style>
    <style:style style:name="P25" style:family="paragraph" style:parent-style-name="Standard">
      <style:paragraph-properties fo:line-height="200%" fo:text-align="start" style:justify-single-word="false"/>
      <style:text-properties officeooo:rsid="00239f02" officeooo:paragraph-rsid="00239f02"/>
    </style:style>
    <style:style style:name="P26" style:family="paragraph" style:parent-style-name="Standard">
      <style:paragraph-properties fo:line-height="200%" fo:text-align="start" style:justify-single-word="false"/>
      <style:text-properties officeooo:rsid="00282dbe" officeooo:paragraph-rsid="00282dbe"/>
    </style:style>
    <style:style style:name="P27" style:family="paragraph" style:parent-style-name="Table_20_Contents">
      <style:paragraph-properties fo:text-align="start" style:justify-single-word="false"/>
      <style:text-properties officeooo:rsid="0025c112" officeooo:paragraph-rsid="0025c112"/>
    </style:style>
    <style:style style:name="T1" style:family="text">
      <style:text-properties officeooo:rsid="001c2a59"/>
    </style:style>
    <style:style style:name="T2" style:family="text">
      <style:text-properties officeooo:rsid="001d2280"/>
    </style:style>
    <style:style style:name="T3" style:family="text">
      <style:text-properties officeooo:rsid="001f1562"/>
    </style:style>
    <style:style style:name="T4" style:family="text">
      <style:text-properties officeooo:rsid="00208103"/>
    </style:style>
    <style:style style:name="T5" style:family="text">
      <style:text-properties officeooo:rsid="0021eb03"/>
    </style:style>
    <style:style style:name="T6" style:family="text">
      <style:text-properties officeooo:rsid="0022c77b"/>
    </style:style>
    <style:style style:name="T7" style:family="text">
      <style:text-properties officeooo:rsid="0025c112"/>
    </style:style>
    <style:style style:name="T8" style:family="text">
      <style:text-properties officeooo:rsid="0027927e"/>
    </style:style>
    <style:style style:name="T9" style:family="text">
      <style:text-properties officeooo:rsid="00282dbe"/>
    </style:style>
    <style:style style:name="T10" style:family="text">
      <style:text-properties officeooo:rsid="0028ed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Yardas</text:p>
      <text:p text:style-name="P1">SPN 217</text:p>
      <text:p text:style-name="P1">Yvette Aparicio</text:p>
      <text:p text:style-name="P2">Tarea para 10/6/17</text:p>
      <text:p text:style-name="P3"><text:tab/>Mesa del vocabulario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2">La finca</text:p>
            <text:p text:style-name="P12">(farm)</text:p>
          </table:table-cell>
          <table:table-cell table:style-name="Table1.A1" office:value-type="string">
            <text:p text:style-name="P12">El terrenito</text:p>
            <text:p text:style-name="P12">(small plot of land)</text:p>
          </table:table-cell>
          <table:table-cell table:style-name="Table1.A1" office:value-type="string">
            <text:p text:style-name="P12">El plano</text:p>
            <text:p text:style-name="P12">(<text:span text:style-name="T2">plan, map</text:span>)</text:p>
          </table:table-cell>
          <table:table-cell table:style-name="Table1.A1" office:value-type="string">
            <text:p text:style-name="P12">Inmutarse</text:p>
            <text:p text:style-name="P12">(<text:span text:style-name="T3">to ger perturbed, to get worked up</text:span>)</text:p>
          </table:table-cell>
          <table:table-cell table:style-name="Table1.E1" office:value-type="string">
            <text:p text:style-name="P12">Volar</text:p>
            <text:p text:style-name="P12">(<text:span text:style-name="T2">to blow up</text:span>)</text:p>
          </table:table-cell>
        </table:table-row>
        <table:table-row>
          <table:table-cell table:style-name="Table1.A2" office:value-type="string">
            <text:p text:style-name="P12">Proseguir</text:p>
            <text:p text:style-name="P12">(<text:span text:style-name="T4">continuar</text:span>)</text:p>
          </table:table-cell>
          <table:table-cell table:style-name="Table1.A2" office:value-type="string">
            <text:p text:style-name="P12">Pregonar</text:p>
            <text:p text:style-name="P12">(<text:span text:style-name="T4">to cry out</text:span>)</text:p>
          </table:table-cell>
          <table:table-cell table:style-name="Table1.A2" office:value-type="string">
            <text:p text:style-name="P12">Hacer una fortuna</text:p>
            <text:p text:style-name="P12">(<text:span text:style-name="T4">to make a fortune</text:span>)</text:p>
          </table:table-cell>
          <table:table-cell table:style-name="Table1.A2" office:value-type="string">
            <text:p text:style-name="P12">Antes de que</text:p>
          </table:table-cell>
          <table:table-cell table:style-name="Table1.E2" office:value-type="string">
            <text:p text:style-name="P12">Para que</text:p>
          </table:table-cell>
        </table:table-row>
        <table:table-row>
          <table:table-cell table:style-name="Table1.A2" office:value-type="string">
            <text:p text:style-name="P12">En caso de que</text:p>
          </table:table-cell>
          <table:table-cell table:style-name="Table1.A2" office:value-type="string">
            <text:p text:style-name="P12">Cuando</text:p>
          </table:table-cell>
          <table:table-cell table:style-name="Table1.A2" office:value-type="string">
            <text:p text:style-name="P12">Después de que</text:p>
          </table:table-cell>
          <table:table-cell table:style-name="Table1.A2" office:value-type="string">
            <text:p text:style-name="P12">Tan pronto como</text:p>
          </table:table-cell>
          <table:table-cell table:style-name="Table1.E2" office:value-type="string">
            <text:p text:style-name="P12">El choza</text:p>
            <text:p text:style-name="P12">(hut)</text:p>
          </table:table-cell>
        </table:table-row>
        <table:table-row>
          <table:table-cell table:style-name="Table1.A2" office:value-type="string">
            <text:p text:style-name="P12">Emprendedoro/a</text:p>
            <text:p text:style-name="P12">(enterprising)</text:p>
          </table:table-cell>
          <table:table-cell table:style-name="Table1.A2" office:value-type="string">
            <text:p text:style-name="P12">Orgullos<text:span text:style-name="T1">o/a</text:span></text:p>
            <text:p text:style-name="P13">(proud)</text:p>
          </table:table-cell>
          <table:table-cell table:style-name="Table1.A2" office:value-type="string">
            <text:p text:style-name="P13">El puente</text:p>
            <text:p text:style-name="P13">(bridge)</text:p>
          </table:table-cell>
          <table:table-cell table:style-name="Table1.A2" office:value-type="string">
            <text:p text:style-name="P13">Dirigente</text:p>
            <text:p text:style-name="P13">(director)</text:p>
          </table:table-cell>
          <table:table-cell table:style-name="Table1.E2" office:value-type="string">
            <text:p text:style-name="P13">Retenes</text:p>
            <text:p text:style-name="P13">(reinforcements)</text:p>
          </table:table-cell>
        </table:table-row>
        <table:table-row>
          <table:table-cell table:style-name="Table1.A2" office:value-type="string">
            <text:p text:style-name="P13">El olla</text:p>
            <text:p text:style-name="P13">(pot)</text:p>
          </table:table-cell>
          <table:table-cell table:style-name="Table1.A2" office:value-type="string">
            <text:p text:style-name="P14">La carretilla</text:p>
            <text:p text:style-name="P14">(small push cart)</text:p>
          </table:table-cell>
          <table:table-cell table:style-name="Table1.A2" office:value-type="string">
            <text:p text:style-name="P14">La locura</text:p>
            <text:p text:style-name="P14">(madness)</text:p>
          </table:table-cell>
          <table:table-cell table:style-name="Table1.A2" office:value-type="string">
            <text:p text:style-name="P14">Cobrar</text:p>
            <text:p text:style-name="P14">(to charge for)</text:p>
          </table:table-cell>
          <table:table-cell table:style-name="Table1.E2" office:value-type="string">
            <text:p text:style-name="P14">Barato</text:p>
            <text:p text:style-name="P14">(cheap)</text:p>
          </table:table-cell>
        </table:table-row>
        <table:table-row table:style-name="Table1.6">
          <table:table-cell table:style-name="Table1.A2" office:value-type="string">
            <text:p text:style-name="P15">El enfrentamiento</text:p>
            <text:p text:style-name="P15">(encounter)</text:p>
          </table:table-cell>
          <table:table-cell table:style-name="Table1.A2" office:value-type="string">
            <text:p text:style-name="P15">Tremendo/a</text:p>
            <text:p text:style-name="P15">(terrible)</text:p>
          </table:table-cell>
          <table:table-cell table:style-name="Table1.A2" office:value-type="string">
            <text:p text:style-name="P15">Aniquilar</text:p>
            <text:p text:style-name="P15">(to destroy)</text:p>
          </table:table-cell>
          <table:table-cell table:style-name="Table1.A2" office:value-type="string">
            <text:p text:style-name="P15">Colocar</text:p>
            <text:p text:style-name="P15">(to place, to plant)</text:p>
          </table:table-cell>
          <table:table-cell table:style-name="Table1.E2" office:value-type="string">
            <text:p text:style-name="P15">Los compas</text:p>
            <text:p text:style-name="P15">(los guerrilleros?)</text:p>
          </table:table-cell>
        </table:table-row>
        <table:table-row table:style-name="Table1.6">
          <table:table-cell table:style-name="Table1.A2" office:value-type="string">
            <text:p text:style-name="P15">Los zapadores</text:p>
            <text:p text:style-name="P15">(sappers)</text:p>
          </table:table-cell>
          <table:table-cell table:style-name="Table1.A2" office:value-type="string">
            <text:p text:style-name="P15">Refriega</text:p>
          </table:table-cell>
          <table:table-cell table:style-name="Table1.A2" office:value-type="string">
            <text:p text:style-name="P15">Las trincheras</text:p>
            <text:p text:style-name="P15">(trenches)</text:p>
          </table:table-cell>
          <table:table-cell table:style-name="Table1.A2" office:value-type="string">
            <text:p text:style-name="P15">Los nidos de ametralladoras</text:p>
            <text:p text:style-name="P15">(machine gun nests)</text:p>
          </table:table-cell>
          <table:table-cell table:style-name="Table1.E2" office:value-type="string">
            <text:p text:style-name="P16">Efectivos</text:p>
            <text:p text:style-name="P16">(troops)</text:p>
          </table:table-cell>
        </table:table-row>
        <table:table-row table:style-name="Table1.6">
          <table:table-cell table:style-name="Table1.A2" office:value-type="string">
            <text:p text:style-name="P16">Advertir</text:p>
            <text:p text:style-name="P16">(to warn)</text:p>
          </table:table-cell>
          <table:table-cell table:style-name="Table1.A2" office:value-type="string">
            <text:p text:style-name="P16">La guardia</text:p>
            <text:p text:style-name="P16">(police, guard)</text:p>
          </table:table-cell>
          <table:table-cell table:style-name="Table1.A2" office:value-type="string">
            <text:p text:style-name="P16">Finquita</text:p>
            <text:p text:style-name="P16">(little ranch)</text:p>
          </table:table-cell>
          <table:table-cell table:style-name="Table1.A2" office:value-type="string">
            <text:p text:style-name="P17">Los subversios</text:p>
            <text:p text:style-name="P17">(subversion, anti government activity)</text:p>
          </table:table-cell>
          <table:table-cell table:style-name="Table1.E2" office:value-type="string">
            <text:p text:style-name="P17">Casa de placer</text:p>
            <text:p text:style-name="P17">(brothel)</text:p>
          </table:table-cell>
        </table:table-row>
        <table:table-row table:style-name="Table1.6">
          <table:table-cell table:style-name="Table1.A2" office:value-type="string">
            <text:p text:style-name="P17">Campamento</text:p>
            <text:p text:style-name="P17">(camp)</text:p>
          </table:table-cell>
          <table:table-cell table:style-name="Table1.A2" office:value-type="string">
            <text:p text:style-name="P17">La orilla</text:p>
            <text:p text:style-name="P17">(bank, shore)</text:p>
          </table:table-cell>
          <table:table-cell table:style-name="Table1.A2" office:value-type="string">
            <text:p text:style-name="P17">Lanchita</text:p>
            <text:p text:style-name="P17">(small boat)</text:p>
          </table:table-cell>
          <table:table-cell table:style-name="Table1.A2" office:value-type="string">
            <text:p text:style-name="P17">Remar</text:p>
            <text:p text:style-name="P17">(to row)</text:p>
          </table:table-cell>
          <table:table-cell table:style-name="Table1.E2" office:value-type="string">
            <text:p text:style-name="P17">Canastas</text:p>
            <text:p text:style-name="P17">(baskets)</text:p>
          </table:table-cell>
        </table:table-row>
        <table:table-row table:style-name="Table1.6">
          <table:table-cell table:style-name="Table1.A2" office:value-type="string">
            <text:p text:style-name="P17">Jocotes</text:p>
            <text:p text:style-name="P17">(plums)</text:p>
          </table:table-cell>
          <table:table-cell table:style-name="Table1.A2" office:value-type="string">
            <text:p text:style-name="P18">Amarrar</text:p>
            <text:p text:style-name="P18">(to moor)</text:p>
          </table:table-cell>
          <table:table-cell table:style-name="Table1.A2" office:value-type="string">
            <text:p text:style-name="P19">La sospecha</text:p>
            <text:p text:style-name="P19">(suspicion)</text:p>
          </table:table-cell>
          <table:table-cell table:style-name="Table1.A2" office:value-type="string">
            <text:p text:style-name="P19">El teatro</text:p>
            <text:p text:style-name="P19">(act, exaggerated behavior)</text:p>
          </table:table-cell>
          <table:table-cell table:style-name="Table1.E2" office:value-type="string">
            <text:p text:style-name="P19">Desvanecer</text:p>
            <text:p text:style-name="P19">(to dispell, to fade)</text:p>
          </table:table-cell>
        </table:table-row>
        <table:table-row table:style-name="Table1.6">
          <table:table-cell table:style-name="Table1.A2" office:value-type="string">
            <text:p text:style-name="P19">La sospecha</text:p>
            <text:p text:style-name="P19">(suspicion)</text:p>
          </table:table-cell>
          <table:table-cell table:style-name="Table1.A2" office:value-type="string">
            <text:p text:style-name="P19">La fielidad</text:p>
            <text:p text:style-name="P19">(loyalty, alliegence)</text:p>
          </table:table-cell>
          <table:table-cell table:style-name="Table1.A2" office:value-type="string">
            <text:p text:style-name="P27">Achiote</text:p>
            <text:p text:style-name="P27">(annato dye)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</table:table>
      <text:p text:style-name="P6"/>
      <text:p text:style-name="P3"/>
      <text:p text:style-name="P3"/>
      <text:p text:style-name="P21"><text:soft-page-break/>Oraciones:</text:p>
      <text:p text:style-name="P21"><text:s/><text:span text:style-name="T8">- </text:span>Antes de que el puente <text:span text:style-name="T8">estuvió </text:span>volado, la abuelita preparó comida para las retenes.</text:p>
      <text:p text:style-name="P21"><text:span text:style-name="T8">- </text:span>Tan pronto como la abuelita oyó que la guardia era buscando ella, <text:span text:style-name="T7">se </text:span>tiñó <text:span text:style-name="T7">el pelo con achiote.</text:span></text:p>
      <text:p text:style-name="P22"><text:span text:style-name="T8">- </text:span>La abuelita habló con las guardias sin inmutarse cuando le vinieron <text:span text:style-name="T8">a ella.</text:span></text:p>
      <text:p text:style-name="P24">- Manuel le dijo a Luisa del plano para dar comida a los soldados de su abuelita y como ella pensaba en hacerlo para que había un a fortuna.</text:p>
      <text:p text:style-name="P24">- Los soldados prosigo buscar la abuelita en la finca después de que el puente estuvió volado.</text:p>
      <text:p text:style-name="P24">- <text:span text:style-name="T10">La abueltia pregonó a los guerrilleros cuando remó por el río en la lanchita.</text:span></text:p>
      <text:p text:style-name="P24"/>
      <text:p text:style-name="P21"/>
      <text:p text:style-name="P3">Preguntas:</text:p>
      <text:p text:style-name="P3">¿Cómo caracteriza la narradora a Manuel y a Luisa? Describa cada uno en detalle</text:p>
      <text:p text:style-name="P4">Manuel</text:p>
      <text:p text:style-name="P4">“tenía una cantidad infinita de anécdotas acerca de su abuela...”</text:p>
      <text:p text:style-name="P4">Era dirigente de una organización de campesinos <text:span text:style-name="T5">en europa.</text:span></text:p>
      <text:p text:style-name="P4"/>
      <text:p text:style-name="P4">L<text:span text:style-name="T5">u</text:span>isa</text:p>
      <text:p text:style-name="P7">Luisa <text:span text:style-name="T7">es presente en la lectura casi nunca.</text:span></text:p>
      <text:p text:style-name="P4"/>
      <text:p text:style-name="P3">¿Cómo caracteriza a la abuelita? ¿Cómo actúa ella? ¿Qué es su perspectiva sobre la guerra, la guardia (el ejército) y los guerrilleros?</text:p>
      <text:p text:style-name="P10">“era loca, pero muy emprendedora”</text:p>
      <text:p text:style-name="P10">“estaba orgullosa de su gran puente colgado sobre el Lempa”</text:p>
      <text:p text:style-name="P10">“<text:span text:style-name="T3">Les cobraba (a la tropa) tan barato por una comida tan rica y tan abundante, que no ganaba nada”</text:span></text:p>
      <text:p text:style-name="P10">“<text:span text:style-name="T3">Se le ocurrió teñirse el pelo de colorado”</text:span></text:p>
      <text:p text:style-name="P11"><text:soft-page-break/>“Lo único que se le ocurrió a la bendtia señora fue conseguir achiote y un lapiz de labios y regresar a su finquita”</text:p>
      <text:p text:style-name="P11">“Mi abuela sin inmutarse les dijo:”</text:p>
      <text:p text:style-name="P11">“<text:span text:style-name="T4">soy la respetable dueña de una casa de placer”</text:span></text:p>
      <text:p text:style-name="P5"/>
      <text:p text:style-name="P5"/>
      <text:p text:style-name="P5"/>
      <text:p text:style-name="P4">La abuelita:</text:p>
      <text:p text:style-name="P8">Caracteriza como una vieja loca pero luego es revelado que <text:span text:style-name="T6">su locura está un teatro para desvanacer la sospecha de su fielidad de los guerrilleros.</text:span></text:p>
      <text:p text:style-name="P8"/>
      <text:p text:style-name="P9">Actúa:</text:p>
      <text:p text:style-name="P9">Ella actúa casi como si fuera loca, cuando en realidad no la es.</text:p>
      <text:p text:style-name="P26">Ella es muy lista, </text:p>
      <text:p text:style-name="P4"/>
      <text:p text:style-name="P3">¿Cómo representa la guerra, a la guardia (el ejército) y a los guerrilleros?</text:p>
      <text:p text:style-name="P9">A la guardia, la guerra representa una <text:span text:style-name="T8">lucha para quedarse en poder.</text:span></text:p>
      <text:p text:style-name="P26">A los guerrilleros, la guerra representa una via por libertad.</text:p>
      <text:p text:style-name="P3"/>
      <text:p text:style-name="P3">¿Qué es la perspectiva de la abuelita sobre la guerra, la guardia y los guerrilleros? ¿Cómo y por qué se logra escapar de la guardia y ayudarles a los guerrilleros?</text:p>
      <text:p text:style-name="P26">La abuelita está a favor de los guerrilleros. </text:p>
      <text:p text:style-name="P26">Ayudarles a los guerrilleros por venderles armas, y escapar de la guardia por menitrles.</text:p>
      <text:p text:style-name="P26"/>
      <text:p text:style-name="P3"/>
      <text:p text:style-name="P3"/>
      <text:p text:style-name="P3"><text:soft-page-break/></text:p>
      <text:p text:style-name="P3"/>
      <text:p text:style-name="P3">¿Cuáles son los temas del cuento?</text:p>
      <text:p text:style-name="P26">Guerra, conflicto, espionaje</text:p>
      <text:p text:style-name="P26"/>
      <text:p text:style-name="P3"/>
      <text:p text:style-name="P3"/>
      <text:p text:style-name="P3">¿Qué es el mensaje del cuento? ¿Cómo lo comunica?</text:p>
      <text:p text:style-name="P26">Los viejos pueden estar indepen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8:49:00.050007000</meta:creation-date>
    <dc:date>2017-10-06T12:50:37.281121000</dc:date>
    <meta:editing-duration>PT29M14S</meta:editing-duration>
    <meta:editing-cycles>5</meta:editing-cycles>
    <meta:generator>LibreOffice/5.2.5.1$MacOSX_X86_64 LibreOffice_project/0312e1a284a7d50ca85a365c316c7abbf20a4d22</meta:generator>
    <meta:document-statistic meta:table-count="1" meta:image-count="0" meta:object-count="0" meta:page-count="4" meta:paragraph-count="141" meta:word-count="603" meta:character-count="3527" meta:non-whitespace-character-count="3060"/>
  </office:meta>
</office:document-meta>
</file>